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Document.InternalDocument( AbstractSourceDocument source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Document.InternalDocument( AbstractSourceDocument sourceDoc , final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Document.getSourc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Document.setSourceDocument( AbstractSourceDocument source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